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scanFieldInt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Int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Int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ScannerTest_scanFieldInt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scanFieldIn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In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ScannerTest_scanFieldInt.test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